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40000000240B8CE470D.jpg" manifest:media-type="image/jpeg"/>
  <manifest:file-entry manifest:full-path="Pictures/1000000000000400000002405B6EC692.png" manifest:media-type="image/png"/>
  <manifest:file-entry manifest:full-path="Pictures/1000000000000451000003541F25A96C.jpg" manifest:media-type="image/jpeg"/>
  <manifest:file-entry manifest:full-path="Pictures/100000010000046E0000046EDA07FE23.png" manifest:media-type="image/png"/>
  <manifest:file-entry manifest:full-path="Pictures/1000000100000485000000B2F3A3A224.png" manifest:media-type="image/png"/>
  <manifest:file-entry manifest:full-path="Pictures/10000001000000C800000061A9A0256D.png" manifest:media-type="image/png"/>
  <manifest:file-entry manifest:full-path="Pictures/1000000100000040000000409C8AE2CA.png" manifest:media-type="image/png"/>
  <manifest:file-entry manifest:full-path="Pictures/10000001000000400000004051E1DD36.png" manifest:media-type="image/png"/>
  <manifest:file-entry manifest:full-path="Pictures/100000010000010B0000003230ED53F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Atkinson Hyperlegible1" svg:font-family="'Atkinson Hyperlegible'" style:font-family-generic="system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Atkinson Hyperlegible4" svg:font-family="'Atkinson Hyperlegible', Arial, Helvetica, sans-serif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>
      <style:text-properties style:font-name="Atkinson Hyperlegible3" fo:font-size="12pt" officeooo:rsid="0017d08f" officeooo:paragraph-rsid="00170992" style:font-size-asian="12pt"/>
    </style:style>
    <style:style style:name="P4" style:family="paragraph" style:parent-style-name="Text_20_body">
      <style:text-properties style:font-name="Atkinson Hyperlegible3" fo:font-size="12pt" officeooo:rsid="0017d08f" style:font-size-asian="12pt"/>
    </style:style>
    <style:style style:name="P5" style:family="paragraph" style:parent-style-name="Title">
      <style:text-properties fo:language="en" fo:country="US" officeooo:rsid="0042b5d6" officeooo:paragraph-rsid="0042b5d6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Título_20_1" style:master-page-name="Standard">
      <style:paragraph-properties fo:margin-right="-0.062cm" style:page-number="auto" fo:break-before="page"/>
      <style:text-properties fo:font-size="18pt" fo:language="en" fo:country="GB" officeooo:rsid="0042b5d6" officeooo:paragraph-rsid="0042b5d6" style:font-size-asian="18pt" style:font-size-complex="18pt"/>
    </style:style>
    <style:style style:name="P8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3bc827"/>
    </style:style>
    <style:style style:name="P9" style:family="paragraph" style:parent-style-name="Text_20_body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4075f8"/>
    </style:style>
    <style:style style:name="P10" style:family="paragraph" style:parent-style-name="Text_20_body">
      <style:paragraph-properties fo:margin-top="0cm" fo:margin-bottom="0cm" style:contextual-spacing="false" fo:line-height="150%" fo:text-align="justify" style:justify-single-word="false" fo:break-before="page">
        <style:tab-stops>
          <style:tab-stop style:position="6.073cm"/>
        </style:tab-stops>
      </style:paragraph-properties>
      <style:text-properties officeooo:paragraph-rsid="004075f8"/>
    </style:style>
    <style:style style:name="T1" style:family="text">
      <style:text-properties fo:color="#c45911" loext:opacity="100%" fo:font-size="14pt" fo:language="en" fo:country="GB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444444" loext:opacity="100%" style:font-name="Atkinson Hyperlegible4" fo:font-size="12pt" fo:letter-spacing="normal" fo:language="en" fo:country="GB" fo:font-style="normal" fo:font-weight="normal" officeooo:rsid="003bc827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fo:language="en" fo:country="US" fo:font-style="italic" officeooo:rsid="003c19c6" style:font-size-asian="14pt" style:font-style-asian="italic" style:font-size-complex="14pt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y="0cm" svg:width="6.8cm" svg:height="4.001cm" draw:z-index="2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3"/>
      <text:p text:style-name="P4"/>
      <text:p text:style-name="P5">Music styles and instruments</text:p>
      <text:p text:style-name="Text_20_body"/>
      <text:p text:style-name="P2"><draw:frame text:anchor-type="paragraph" draw:z-index="3" draw:name="Forma1" draw:style-name="gr1" draw:text-style-name="P6" svg:width="14.085cm" svg:height="10.861cm" svg:x="2.914cm" svg:y="-0.739cm"><draw:image xlink:href="Pictures/1000000000000451000003541F25A96C.jpg" xlink:type="simple" xlink:show="embed" xlink:actuate="onLoad" draw:mime-type="image/jpeg"><text:p/></draw:image></draw:frame></text:p>
      <text:p text:style-name="P2"/>
      <text:p text:style-name="P2"/>
      <text:p text:style-name="P2"/>
      <text:h text:style-name="P7" text:outline-level="1">Music styles and instruments</text:h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9"><draw:frame draw:style-name="fr2" draw:name="Image2" text:anchor-type="char" svg:x="0cm" svg:y="-0.129cm" svg:width="17.501cm" svg:height="9.843cm" draw:z-index="6"><draw:image xlink:href="Pictures/1000000000000400000002405B6EC692.png" xlink:type="simple" xlink:show="embed" xlink:actuate="onLoad" draw:mime-type="image/png"/></draw:frame><text:span text:style-name="Fuente_20_de_20_párrafo_20_predeter."><text:span text:style-name="T2"/></text:span></text:p>
      <text:p text:style-name="P9"><text:span text:style-name="Fuente_20_de_20_párrafo_20_predeter."><text:span text:style-name="T2"/></text:span></text:p>
      <text:p text:style-name="P9"><draw:frame draw:style-name="fr3" draw:name="Image3" text:anchor-type="char" svg:width="17.501cm" svg:height="9.843cm" draw:z-index="7"><draw:image xlink:href="Pictures/100000000000040000000240B8CE470D.jpg" xlink:type="simple" xlink:show="embed" xlink:actuate="onLoad" draw:mime-type="image/jpeg"/></draw:frame><text:span text:style-name="Fuente_20_de_20_párrafo_20_predeter."><text:span text:style-name="T2"/></text:span></text:p>
      <text:p text:style-name="P10"><text:span text:style-name="Fuente_20_de_20_párrafo_20_predeter."><text:span text:style-name="T2"/></text:span></text:p>
      <text:p text:style-name="P8"><text:span text:style-name="Fuente_20_de_20_párrafo_20_predeter."><text:span text:style-name="T3"/></text:span></text:p>
      <text:p text:style-name="P8"><text:span text:style-name="Fuente_20_de_20_párrafo_20_predeter."><text:span text:style-name="T3"/></text:span></text:p>
      <text:p text:style-name="P8"><text:span text:style-name="Fuente_20_de_20_párrafo_20_predeter."><text:span text:style-name="T3"/></text:span></text:p>
      <text:p text:style-name="P8"><text:span text:style-name="Fuente_20_de_20_párrafo_20_predeter."><text:span text:style-name="T3"/></text:span></text:p>
      <text:p text:style-name="P8"><text:span text:style-name="Fuente_20_de_20_párrafo_20_predeter."><text:span text:style-name="T3"/></text:span></text:p>
      <text:p text:style-name="P8"><draw:frame draw:style-name="fr4" draw:name="Imagen9" text:anchor-type="char" svg:x="3.752cm" svg:y="2.131cm" svg:width="9.999cm" svg:height="9.999cm" draw:z-index="4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 Copy 1" text:anchor-type="char" svg:x="-0.021cm" svg:y="5.921cm" svg:width="17.501cm" svg:height="2.692cm" draw:z-index="5"><draw:image xlink:href="Pictures/1000000100000485000000B2F3A3A2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Atkinson Hyperlegible1" svg:font-family="'Atkinson Hyperlegible'" style:font-family-generic="system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Atkinson Hyperlegible4" svg:font-family="'Atkinson Hyperlegible', Arial, Helvetica, sans-serif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styles>
    <draw:fill-image draw:name="Licencia_5f_pie" draw:display-name="Licencia_pie" xlink:href="Pictures/100000010000010B0000003230ED53F9.png" xlink:type="simple" xlink:show="embed" xlink:actuate="onLoad"/>
    <draw:fill-image draw:name="icon_5f_udl_5f_imp_5f_descarga" draw:display-name="icon_udl_imp_descarga" xlink:href="Pictures/1000000100000040000000409C8AE2CA.png" xlink:type="simple" xlink:show="embed" xlink:actuate="onLoad"/>
    <draw:fill-image draw:name="icon_5f_udl_5f_rep_5f_reproduccion" draw:display-name="icon_udl_rep_reproduccion" xlink:href="Pictures/10000001000000400000004051E1DD3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3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3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3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30ED53F9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51E1DD36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9C8AE2CA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top="0.42cm" fo:margin-bottom="0.199cm" style:contextual-spacing="false" fo:keep-together="always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2.24pt solid #008400" style:shadow="none" fo:keep-with-next="always"/>
      <style:text-properties fo:color="#008400" loext:opacity="100%" fo:font-size="22pt" fo:font-weight="bold" style:font-size-asian="22pt" style:font-weight-asian="bold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default-outline-level="3" style:list-style-name="">
      <style:paragraph-properties fo:margin-left="0.392cm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2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WW_5f_CharLFO4LVL1" style:display-name="WW_CharLFO4LVL1" style:family="text">
      <style:text-properties style:font-name="Atkinson Hyperlegible1" fo:font-family="'Atkinson Hyperlegible'" style:font-family-generic="system" style:font-pitch="variable" fo:font-size="12pt" fo:language="es" fo:country="ES" fo:font-style="normal" fo:font-weight="bold" style:font-name-asian="Times New Roman" style:font-family-asian="'Times New Roman'" style:font-family-generic-asian="roman" style:font-pitch-asian="variable" style:font-size-asian="12pt" style:language-asian="en" style:country-asian="US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bold" style:text-scale="100%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fo:font-size="12pt" fo:language="es" fo:country="ES" fo:font-style="normal" fo:font-weight="normal" style:font-name-asian="Times New Roman" style:font-family-asian="'Times New Roman'" style:font-family-generic-asian="roman" style:font-pitch-asian="variable" style:font-size-asian="12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 style:text-scale="100%"/>
    </style:style>
    <style:style style:name="WW_5f_CharLFO4LVL3" style:display-name="WW_CharLFO4LVL3" style:family="text">
      <style:text-properties fo:language="es" fo:country="ES" style:language-asian="en" style:country-asian="US" style:language-complex="ar" style:country-complex="SA"/>
    </style:style>
    <style:style style:name="WW_5f_CharLFO4LVL4" style:display-name="WW_CharLFO4LVL4" style:family="text">
      <style:text-properties fo:language="es" fo:country="ES" style:language-asian="en" style:country-asian="US" style:language-complex="ar" style:country-complex="SA"/>
    </style:style>
    <style:style style:name="WW_5f_CharLFO4LVL5" style:display-name="WW_CharLFO4LVL5" style:family="text">
      <style:text-properties fo:language="es" fo:country="ES" style:language-asian="en" style:country-asian="US" style:language-complex="ar" style:country-complex="SA"/>
    </style:style>
    <style:style style:name="WW_5f_CharLFO4LVL6" style:display-name="WW_CharLFO4LVL6" style:family="text">
      <style:text-properties fo:language="es" fo:country="ES" style:language-asian="en" style:country-asian="US" style:language-complex="ar" style:country-complex="SA"/>
    </style:style>
    <style:style style:name="WW_5f_CharLFO4LVL7" style:display-name="WW_CharLFO4LVL7" style:family="text">
      <style:text-properties fo:language="es" fo:country="ES" style:language-asian="en" style:country-asian="US" style:language-complex="ar" style:country-complex="SA"/>
    </style:style>
    <style:style style:name="WW_5f_CharLFO4LVL8" style:display-name="WW_CharLFO4LVL8" style:family="text">
      <style:text-properties fo:language="es" fo:country="ES" style:language-asian="en" style:country-asian="US" style:language-complex="ar" style:country-complex="SA"/>
    </style:style>
    <style:style style:name="WW_5f_CharLFO4LVL9" style:display-name="WW_CharLFO4LVL9" style:family="text">
      <style:text-properties fo:language="es" fo:country="ES" style:language-asian="en" style:country-asian="US" style:language-complex="ar" style:country-complex="SA"/>
    </style:style>
    <style:style style:name="WW_5f_CharLFO11LVL1" style:display-name="WW_CharLFO11LVL1" style:family="text">
      <style:text-properties fo:font-size="10.5pt" fo:language="es" fo:country="ES" style:font-size-asian="10.5pt" style:language-asian="en" style:country-asian="US" style:font-size-complex="10.5pt" style:language-complex="ar" style:country-complex="SA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 style:font-charset="x-symbol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right="7.2cm" fo:margin-top="0cm" fo:margin-bottom="0cm" style:contextual-spacing="false" fo:line-height="100%" fo:padding="1.094cm" fo:border="none" style:shadow="#000000 0cm 0cm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margin-top="0cm" fo:margin-bottom="0cm" style:contextual-spacing="false" fo:line-height="100%" fo:text-align="end" style:justify-single-word="false" fo:padding="1.094cm" fo:border="none" style:shadow="#000000 0cm 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808080" loext:opacity="100%"/>
    </style:style>
    <style:style style:name="MT2" style:family="text">
      <style:text-properties fo:color="#00000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87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6cm" fo:margin-bottom="0.933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15cm" fo:margin-left="0cm" fo:margin-right="0cm" fo:margin-bottom="0cm" style:dynamic-spacing="true"/>
      </style:header-style>
      <style:footer-style>
        <style:header-footer-properties fo:min-height="1.60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>
      <style:header>
        <text:p text:style-name="Header"><text:subject/><text:span text:style-name="MT1"><text:subject/></text:span><draw:frame draw:style-name="Mfr1" draw:name="Imagen5 Copy 1 Copy 2" text:anchor-type="char" svg:y="-0.035cm" svg:width="1.894cm" svg:height="0.919cm" draw:z-index="8"><draw:image xlink:href="Pictures/10000001000000C800000061A9A0256D.png" xlink:type="simple" xlink:show="embed" xlink:actuate="onLoad" draw:mime-type="image/png"/></draw:frame></text:p>
      </style:header>
      <style:header-first>
        <text:p text:style-name="Header"><text:subject/><text:span text:style-name="MT1"><text:subject/></text:span><draw:frame draw:style-name="Mfr1" draw:name="Imagen5 Copy 1 Copy 1" text:anchor-type="char" svg:y="-0.035cm" svg:width="1.894cm" svg:height="0.919cm" draw:z-index="1"><draw:image xlink:href="Pictures/10000001000000C800000061A9A0256D.png" xlink:type="simple" xlink:show="embed" xlink:actuate="onLoad" draw:mime-type="image/png"/></draw:frame></text:p>
      </style:header-first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1" text:anchor-type="char" svg:x="-1.984cm" svg:y="-0.467cm" svg:width="17.501cm" svg:height="2.692cm" draw:z-index="0"><draw:image xlink:href="Pictures/1000000100000485000000B2F3A3A224.png" xlink:type="simple" xlink:show="embed" xlink:actuate="onLoad" draw:mime-type="image/png"/></draw:frame></text:p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  <style:master-page style:name="MP1" style:page-layout-name="Mpm6" draw:style-name="Mdp1">
      <style:header>
        <text:p text:style-name="MP1"><draw:frame draw:style-name="Mfr3" draw:name="image4.png" text:anchor-type="paragraph" svg:x="15.563cm" svg:y="-0.035cm" svg:width="1.894cm" style:rel-width="scale" svg:height="0.919cm" style:rel-height="scale" draw:z-index="0"><draw:image xlink:href="Pictures/10000001000000C800000061A9A0256D.png" xlink:type="simple" xlink:show="embed" xlink:actuate="onLoad" draw:mime-type="image/png"/></draw:frame></text:p>
      </style:header>
      <style:footer>
        <text:p text:style-name="MP2"><text:span text:style-name="Fuente_20_de_20_párrafo_20_predeter."><text:span text:style-name="MT2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21-11-27T12:53:07.988655482</meta:creation-date>
    <meta:editing-duration>PT45M48S</meta:editing-duration>
    <meta:generator>LibreOffice/24.8.4.2$MacOSX_X86_64 LibreOffice_project/bb3cfa12c7b1bf994ecc5649a80400d06cd71002</meta:generator>
    <dc:title>My shopping list</dc:title>
    <dc:date>2025-04-14T21:18:59.904234894</dc:date>
    <meta:print-date>2024-12-24T16:05:34.191840111</meta:print-date>
    <meta:printed-by>PDF files</meta:printed-by>
    <meta:document-statistic meta:table-count="0" meta:image-count="10" meta:object-count="0" meta:page-count="3" meta:paragraph-count="5" meta:word-count="9" meta:character-count="57" meta:non-whitespace-character-count="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